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">
          <table:table-cell office:value-type="string">
            <text:p>Potencia</text:p>
          </table:table-cell>
          <table:table-cell office:value-type="string">
            <text:p>Tamanho do vetor</text:p>
          </table:table-cell>
          <table:table-cell office:value-type="string">
            <text:p>Threads</text:p>
          </table:table-cell>
          <table:table-cell office:value-type="string">
            <text:p>Peso threads</text:p>
          </table:table-cell>
          <table:table-cell office:value-type="string">
            <text:p>Tempo em ms</text:p>
          </table:table-cell>
          <table:table-cell table:style-name="Default" office:value-type="string">
            <text:p>Clock</text:p>
          </table:table-cell>
          <table:table-cell table:style-name="Default" office:value-type="string">
            <text:p>Clock/temp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63000">
            <text:p>1.63E+005</text:p>
          </table:table-cell>
          <table:table-cell office:value-type="float" office:value="3250000">
            <text:p>3.25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572000">
            <text:p>5.72E+005</text:p>
          </table:table-cell>
          <table:table-cell office:value-type="float" office:value="3820000">
            <text:p>3.82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843000">
            <text:p>8.43E+005</text:p>
          </table:table-cell>
          <table:table-cell office:value-type="float" office:value="3660000">
            <text:p>3.66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680000">
            <text:p>1.68E+006</text:p>
          </table:table-cell>
          <table:table-cell office:value-type="float" office:value="3650000">
            <text:p>3.65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table:number-columns-repeated="3" office:value-type="float" office:value="1">
            <text:p>1</text:p>
          </table:table-cell>
          <table:table-cell office:value-type="float" office:value="3550000">
            <text:p>3.55E+006</text:p>
          </table:table-cell>
          <table:table-cell office:value-type="float" office:value="3620000">
            <text:p>3.62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1">
            <text:p>1</text:p>
          </table:table-cell>
          <table:table-cell office:value-type="float" office:value="2.1">
            <text:p>2.1</text:p>
          </table:table-cell>
          <table:table-cell office:value-type="float" office:value="7630000">
            <text:p>7.63E+006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1">
            <text:p>1</text:p>
          </table:table-cell>
          <table:table-cell office:value-type="float" office:value="4.9">
            <text:p>4.9</text:p>
          </table:table-cell>
          <table:table-cell office:value-type="float" office:value="17700000">
            <text:p>1.77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1">
            <text:p>1</text:p>
          </table:table-cell>
          <table:table-cell office:value-type="float" office:value="10.5">
            <text:p>10.5</text:p>
          </table:table-cell>
          <table:table-cell office:value-type="float" office:value="37700000">
            <text:p>3.77E+007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.2">
            <text:p>21.2</text:p>
          </table:table-cell>
          <table:table-cell office:value-type="float" office:value="76000000">
            <text:p>7.60E+007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3.7">
            <text:p>43.7</text:p>
          </table:table-cell>
          <table:table-cell office:value-type="float" office:value="157000000">
            <text:p>1.57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5.8">
            <text:p>85.8</text:p>
          </table:table-cell>
          <table:table-cell office:value-type="float" office:value="308000000">
            <text:p>3.08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5.7">
            <text:p>175.7</text:p>
          </table:table-cell>
          <table:table-cell office:value-type="float" office:value="631000000">
            <text:p>6.31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9.7">
            <text:p>349.7</text:p>
          </table:table-cell>
          <table:table-cell office:value-type="float" office:value="1260000000">
            <text:p>1.26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98.6">
            <text:p>698.6</text:p>
          </table:table-cell>
          <table:table-cell office:value-type="float" office:value="2510000000">
            <text:p>2.51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24.7">
            <text:p>1424.7</text:p>
          </table:table-cell>
          <table:table-cell office:value-type="float" office:value="5120000000">
            <text:p>5.12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92.5">
            <text:p>2792.5</text:p>
          </table:table-cell>
          <table:table-cell office:value-type="float" office:value="10000000000">
            <text:p>1.00E+010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.2">
            <text:p>17.2</text:p>
          </table:table-cell>
          <table:table-cell office:value-type="float" office:value="61800000">
            <text:p>6.18E+007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7.5">
            <text:p>47.5</text:p>
          </table:table-cell>
          <table:table-cell office:value-type="float" office:value="171000000">
            <text:p>1.71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4.3">
            <text:p>94.3</text:p>
          </table:table-cell>
          <table:table-cell office:value-type="float" office:value="338000000">
            <text:p>3.38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9.7">
            <text:p>189.7</text:p>
          </table:table-cell>
          <table:table-cell office:value-type="float" office:value="681000000">
            <text:p>6.81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1400000000">
            <text:p>1.40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61.7">
            <text:p>761.7</text:p>
          </table:table-cell>
          <table:table-cell office:value-type="float" office:value="2740000000">
            <text:p>2.74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10">
            <text:p>1510</text:p>
          </table:table-cell>
          <table:table-cell office:value-type="float" office:value="5420000000">
            <text:p>5.42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54.7">
            <text:p>3154.7</text:p>
          </table:table-cell>
          <table:table-cell office:value-type="float" office:value="11300000000">
            <text:p>1.13E+010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8">
            <text:p>9.8</text:p>
          </table:table-cell>
          <table:table-cell office:value-type="float" office:value="35200000">
            <text:p>3.52E+007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.3">
            <text:p>19.3</text:p>
          </table:table-cell>
          <table:table-cell office:value-type="float" office:value="69100000">
            <text:p>6.91E+007</text:p>
          </table:table-cell>
          <table:table-cell office:value-type="float" office:value="3580000">
            <text:p>3.58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44000000">
            <text:p>1.44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1.2">
            <text:p>81.2</text:p>
          </table:table-cell>
          <table:table-cell office:value-type="float" office:value="291000000">
            <text:p>2.91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5.9">
            <text:p>155.9</text:p>
          </table:table-cell>
          <table:table-cell office:value-type="float" office:value="560000000">
            <text:p>5.60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31.4">
            <text:p>331.4</text:p>
          </table:table-cell>
          <table:table-cell office:value-type="float" office:value="1190000000">
            <text:p>1.19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2240000000">
            <text:p>2.24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4.6">
            <text:p>1284.6</text:p>
          </table:table-cell>
          <table:table-cell office:value-type="float" office:value="4610000000">
            <text:p>4.61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8800000">
            <text:p>2.88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8300000">
            <text:p>6.83E+007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2">
            <text:p>2</text:p>
          </table:table-cell>
          <table:table-cell office:value-type="float" office:value="43.3">
            <text:p>43.3</text:p>
          </table:table-cell>
          <table:table-cell office:value-type="float" office:value="155000000">
            <text:p>1.55E+008</text:p>
          </table:table-cell>
          <table:table-cell office:value-type="float" office:value="3580000">
            <text:p>3.58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2">
            <text:p>2</text:p>
          </table:table-cell>
          <table:table-cell office:value-type="float" office:value="88.3">
            <text:p>88.3</text:p>
          </table:table-cell>
          <table:table-cell office:value-type="float" office:value="317000000">
            <text:p>3.17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2">
            <text:p>2</text:p>
          </table:table-cell>
          <table:table-cell office:value-type="float" office:value="180.3">
            <text:p>180.3</text:p>
          </table:table-cell>
          <table:table-cell office:value-type="float" office:value="647000000">
            <text:p>6.47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2">
            <text:p>2</text:p>
          </table:table-cell>
          <table:table-cell office:value-type="float" office:value="353.3">
            <text:p>353.3</text:p>
          </table:table-cell>
          <table:table-cell office:value-type="float" office:value="1270000000">
            <text:p>1.27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2">
            <text:p>2</text:p>
          </table:table-cell>
          <table:table-cell office:value-type="float" office:value="707.6">
            <text:p>707.6</text:p>
          </table:table-cell>
          <table:table-cell office:value-type="float" office:value="2540000000">
            <text:p>2.54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2">
            <text:p>2</text:p>
          </table:table-cell>
          <table:table-cell office:value-type="float" office:value="1439.5">
            <text:p>1439.5</text:p>
          </table:table-cell>
          <table:table-cell office:value-type="float" office:value="5170000000">
            <text:p>5.17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9">
            <text:p>2.9</text:p>
          </table:table-cell>
          <table:table-cell office:value-type="float" office:value="10600000">
            <text:p>1.06E+007</text:p>
          </table:table-cell>
          <table:table-cell office:value-type="float" office:value="3650000">
            <text:p>3.65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.8">
            <text:p>6.8</text:p>
          </table:table-cell>
          <table:table-cell office:value-type="float" office:value="24500000">
            <text:p>2.45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.7">
            <text:p>16.7</text:p>
          </table:table-cell>
          <table:table-cell office:value-type="float" office:value="60000000">
            <text:p>6.00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4.7">
            <text:p>44.7</text:p>
          </table:table-cell>
          <table:table-cell office:value-type="float" office:value="161000000">
            <text:p>1.61E+008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7.9">
            <text:p>97.9</text:p>
          </table:table-cell>
          <table:table-cell office:value-type="float" office:value="351000000">
            <text:p>3.51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98.3">
            <text:p>198.3</text:p>
          </table:table-cell>
          <table:table-cell office:value-type="float" office:value="712000000">
            <text:p>7.12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90.9">
            <text:p>390.9</text:p>
          </table:table-cell>
          <table:table-cell office:value-type="float" office:value="1400000000">
            <text:p>1.40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61.3">
            <text:p>761.3</text:p>
          </table:table-cell>
          <table:table-cell office:value-type="float" office:value="2730000000">
            <text:p>2.73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5160000">
            <text:p>5.16E+006</text:p>
          </table:table-cell>
          <table:table-cell office:value-type="float" office:value="3690000">
            <text:p>3.69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office:value-type="float" office:value="9320000">
            <text:p>9.32E+006</text:p>
          </table:table-cell>
          <table:table-cell office:value-type="float" office:value="3580000">
            <text:p>3.58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.5">
            <text:p>5.5</text:p>
          </table:table-cell>
          <table:table-cell office:value-type="float" office:value="19900000">
            <text:p>1.99E+007</text:p>
          </table:table-cell>
          <table:table-cell office:value-type="float" office:value="3620000">
            <text:p>3.62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.1">
            <text:p>10.1</text:p>
          </table:table-cell>
          <table:table-cell office:value-type="float" office:value="36300000">
            <text:p>3.63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.5">
            <text:p>20.5</text:p>
          </table:table-cell>
          <table:table-cell office:value-type="float" office:value="73400000">
            <text:p>7.34E+007</text:p>
          </table:table-cell>
          <table:table-cell office:value-type="float" office:value="3580000">
            <text:p>3.58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9.9">
            <text:p>39.9</text:p>
          </table:table-cell>
          <table:table-cell office:value-type="float" office:value="143000000">
            <text:p>1.43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4.6">
            <text:p>84.6</text:p>
          </table:table-cell>
          <table:table-cell office:value-type="float" office:value="304000000">
            <text:p>3.04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8.4">
            <text:p>168.4</text:p>
          </table:table-cell>
          <table:table-cell office:value-type="float" office:value="605000000">
            <text:p>6.05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4170000">
            <text:p>4.17E+006</text:p>
          </table:table-cell>
          <table:table-cell office:value-type="float" office:value="3790000">
            <text:p>3.79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8660000">
            <text:p>8.66E+006</text:p>
          </table:table-cell>
          <table:table-cell office:value-type="float" office:value="3610000">
            <text:p>3.61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.3">
            <text:p>7.3</text:p>
          </table:table-cell>
          <table:table-cell office:value-type="float" office:value="26400000">
            <text:p>2.64E+007</text:p>
          </table:table-cell>
          <table:table-cell office:value-type="float" office:value="3620000">
            <text:p>3.62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.6">
            <text:p>15.6</text:p>
          </table:table-cell>
          <table:table-cell office:value-type="float" office:value="56200000">
            <text:p>5.62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.4">
            <text:p>45.4</text:p>
          </table:table-cell>
          <table:table-cell office:value-type="float" office:value="163000000">
            <text:p>1.63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2.3">
            <text:p>92.3</text:p>
          </table:table-cell>
          <table:table-cell office:value-type="float" office:value="331000000">
            <text:p>3.31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90.2">
            <text:p>190.2</text:p>
          </table:table-cell>
          <table:table-cell office:value-type="float" office:value="683000000">
            <text:p>6.83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68.6">
            <text:p>368.6</text:p>
          </table:table-cell>
          <table:table-cell office:value-type="float" office:value="1320000000">
            <text:p>1.32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4">
            <text:p>4</text:p>
          </table:table-cell>
          <table:table-cell office:value-type="float" office:value="0.3">
            <text:p>0.3</text:p>
          </table:table-cell>
          <table:table-cell office:value-type="float" office:value="1330000">
            <text:p>1.33E+006</text:p>
          </table:table-cell>
          <table:table-cell office:value-type="float" office:value="4430000">
            <text:p>4.43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2330000">
            <text:p>2.33E+006</text:p>
          </table:table-cell>
          <table:table-cell office:value-type="float" office:value="3880000">
            <text:p>3.88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5550000">
            <text:p>5.55E+006</text:p>
          </table:table-cell>
          <table:table-cell office:value-type="float" office:value="3700000">
            <text:p>3.70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4">
            <text:p>4</text:p>
          </table:table-cell>
          <table:table-cell office:value-type="float" office:value="2.3">
            <text:p>2.3</text:p>
          </table:table-cell>
          <table:table-cell office:value-type="float" office:value="8610000">
            <text:p>8.61E+006</text:p>
          </table:table-cell>
          <table:table-cell office:value-type="float" office:value="3740000">
            <text:p>3.74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4">
            <text:p>4</text:p>
          </table:table-cell>
          <table:table-cell office:value-type="float" office:value="6.6">
            <text:p>6.6</text:p>
          </table:table-cell>
          <table:table-cell office:value-type="float" office:value="23700000">
            <text:p>2.37E+007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4">
            <text:p>4</text:p>
          </table:table-cell>
          <table:table-cell office:value-type="float" office:value="10.8">
            <text:p>10.8</text:p>
          </table:table-cell>
          <table:table-cell office:value-type="float" office:value="39000000">
            <text:p>3.90E+007</text:p>
          </table:table-cell>
          <table:table-cell office:value-type="float" office:value="3610000">
            <text:p>3.61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4">
            <text:p>4</text:p>
          </table:table-cell>
          <table:table-cell office:value-type="float" office:value="21.4">
            <text:p>21.4</text:p>
          </table:table-cell>
          <table:table-cell office:value-type="float" office:value="77000000">
            <text:p>7.70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4">
            <text:p>4</text:p>
          </table:table-cell>
          <table:table-cell office:value-type="float" office:value="35.2">
            <text:p>35.2</text:p>
          </table:table-cell>
          <table:table-cell office:value-type="float" office:value="127000000">
            <text:p>1.27E+008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office:value-type="float" office:value="367000">
            <text:p>3.67E+005</text:p>
          </table:table-cell>
          <table:table-cell office:value-type="float" office:value="3670000">
            <text:p>3.67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780000">
            <text:p>7.80E+005</text:p>
          </table:table-cell>
          <table:table-cell office:value-type="float" office:value="3900000">
            <text:p>3.90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1640000">
            <text:p>1.64E+006</text:p>
          </table:table-cell>
          <table:table-cell office:value-type="float" office:value="4100000">
            <text:p>4.10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9">
            <text:p>0.9</text:p>
          </table:table-cell>
          <table:table-cell office:value-type="float" office:value="3330000">
            <text:p>3.33E+006</text:p>
          </table:table-cell>
          <table:table-cell office:value-type="float" office:value="3700000">
            <text:p>3.70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6800000">
            <text:p>6.80E+006</text:p>
          </table:table-cell>
          <table:table-cell office:value-type="float" office:value="3780000">
            <text:p>3.78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0700000">
            <text:p>1.07E+007</text:p>
          </table:table-cell>
          <table:table-cell office:value-type="float" office:value="3680000">
            <text:p>3.68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.5">
            <text:p>7.5</text:p>
          </table:table-cell>
          <table:table-cell office:value-type="float" office:value="27000000">
            <text:p>2.70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7.6">
            <text:p>17.6</text:p>
          </table:table-cell>
          <table:table-cell office:value-type="float" office:value="63500000">
            <text:p>6.35E+007</text:p>
          </table:table-cell>
          <table:table-cell office:value-type="float" office:value="3610000">
            <text:p>3.61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office:value-type="float" office:value="643000">
            <text:p>6.43E+005</text:p>
          </table:table-cell>
          <table:table-cell office:value-type="float" office:value="6430000">
            <text:p>6.43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1290000">
            <text:p>1.29E+006</text:p>
          </table:table-cell>
          <table:table-cell office:value-type="float" office:value="4310000">
            <text:p>4.31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8">
            <text:p>0.8</text:p>
          </table:table-cell>
          <table:table-cell office:value-type="float" office:value="3060000">
            <text:p>3.06E+006</text:p>
          </table:table-cell>
          <table:table-cell office:value-type="float" office:value="3820000">
            <text:p>3.82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.4">
            <text:p>1.4</text:p>
          </table:table-cell>
          <table:table-cell office:value-type="float" office:value="5030000">
            <text:p>5.03E+006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100000">
            <text:p>1.81E+007</text:p>
          </table:table-cell>
          <table:table-cell office:value-type="float" office:value="3610000">
            <text:p>3.61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.6">
            <text:p>6.6</text:p>
          </table:table-cell>
          <table:table-cell office:value-type="float" office:value="23900000">
            <text:p>2.39E+007</text:p>
          </table:table-cell>
          <table:table-cell office:value-type="float" office:value="3620000">
            <text:p>3.62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.9">
            <text:p>15.9</text:p>
          </table:table-cell>
          <table:table-cell office:value-type="float" office:value="57000000">
            <text:p>5.70E+007</text:p>
          </table:table-cell>
          <table:table-cell office:value-type="float" office:value="3580000">
            <text:p>3.58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4.7">
            <text:p>24.7</text:p>
          </table:table-cell>
          <table:table-cell office:value-type="float" office:value="88900000">
            <text:p>8.89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office:value-type="float" office:value="393000">
            <text:p>3.93E+005</text:p>
          </table:table-cell>
          <table:table-cell office:value-type="float" office:value="3930000">
            <text:p>3.93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771000">
            <text:p>7.71E+005</text:p>
          </table:table-cell>
          <table:table-cell office:value-type="float" office:value="3860000">
            <text:p>3.86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4">
            <text:p>0.4</text:p>
          </table:table-cell>
          <table:table-cell office:value-type="float" office:value="1640000">
            <text:p>1.64E+006</text:p>
          </table:table-cell>
          <table:table-cell office:value-type="float" office:value="4100000">
            <text:p>4.10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.1">
            <text:p>1.1</text:p>
          </table:table-cell>
          <table:table-cell office:value-type="float" office:value="4110000">
            <text:p>4.11E+006</text:p>
          </table:table-cell>
          <table:table-cell office:value-type="float" office:value="3740000">
            <text:p>3.74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.7">
            <text:p>1.7</text:p>
          </table:table-cell>
          <table:table-cell office:value-type="float" office:value="6130000">
            <text:p>6.13E+006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.3">
            <text:p>2.3</text:p>
          </table:table-cell>
          <table:table-cell office:value-type="float" office:value="8610000">
            <text:p>8.61E+006</text:p>
          </table:table-cell>
          <table:table-cell office:value-type="float" office:value="3740000">
            <text:p>3.74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100000">
            <text:p>1.81E+007</text:p>
          </table:table-cell>
          <table:table-cell office:value-type="float" office:value="3620000">
            <text:p>3.62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.1">
            <text:p>11.1</text:p>
          </table:table-cell>
          <table:table-cell office:value-type="float" office:value="40000000">
            <text:p>4.00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8">
            <text:p>8</text:p>
          </table:table-cell>
          <table:table-cell office:value-type="float" office:value="0.1">
            <text:p>0.1</text:p>
          </table:table-cell>
          <table:table-cell office:value-type="float" office:value="365000">
            <text:p>3.65E+005</text:p>
          </table:table-cell>
          <table:table-cell office:value-type="float" office:value="3650000">
            <text:p>3.65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768000">
            <text:p>7.68E+005</text:p>
          </table:table-cell>
          <table:table-cell office:value-type="float" office:value="3840000">
            <text:p>3.84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8">
            <text:p>8</text:p>
          </table:table-cell>
          <table:table-cell office:value-type="float" office:value="0.4">
            <text:p>0.4</text:p>
          </table:table-cell>
          <table:table-cell office:value-type="float" office:value="1660000">
            <text:p>1.66E+006</text:p>
          </table:table-cell>
          <table:table-cell office:value-type="float" office:value="4150000">
            <text:p>4.15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8">
            <text:p>8</text:p>
          </table:table-cell>
          <table:table-cell office:value-type="float" office:value="1.1">
            <text:p>1.1</text:p>
          </table:table-cell>
          <table:table-cell office:value-type="float" office:value="4190000">
            <text:p>4.19E+006</text:p>
          </table:table-cell>
          <table:table-cell office:value-type="float" office:value="3810000">
            <text:p>3.81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8">
            <text:p>8</text:p>
          </table:table-cell>
          <table:table-cell office:value-type="float" office:value="1.8">
            <text:p>1.8</text:p>
          </table:table-cell>
          <table:table-cell office:value-type="float" office:value="6500000">
            <text:p>6.50E+006</text:p>
          </table:table-cell>
          <table:table-cell office:value-type="float" office:value="3610000">
            <text:p>3.61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8">
            <text:p>8</text:p>
          </table:table-cell>
          <table:table-cell office:value-type="float" office:value="2.6">
            <text:p>2.6</text:p>
          </table:table-cell>
          <table:table-cell office:value-type="float" office:value="9560000">
            <text:p>9.56E+006</text:p>
          </table:table-cell>
          <table:table-cell office:value-type="float" office:value="3680000">
            <text:p>3.68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100000">
            <text:p>1.81E+007</text:p>
          </table:table-cell>
          <table:table-cell office:value-type="float" office:value="3620000">
            <text:p>3.62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9700000">
            <text:p>3.97E+007</text:p>
          </table:table-cell>
          <table:table-cell office:value-type="float" office:value="3610000">
            <text:p>3.61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1">
            <text:p>0.1</text:p>
          </table:table-cell>
          <table:table-cell office:value-type="float" office:value="364000">
            <text:p>3.64E+005</text:p>
          </table:table-cell>
          <table:table-cell office:value-type="float" office:value="3640000">
            <text:p>3.64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778000">
            <text:p>7.78E+005</text:p>
          </table:table-cell>
          <table:table-cell office:value-type="float" office:value="3890000">
            <text:p>3.89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4">
            <text:p>0.4</text:p>
          </table:table-cell>
          <table:table-cell office:value-type="float" office:value="1710000">
            <text:p>1.71E+006</text:p>
          </table:table-cell>
          <table:table-cell office:value-type="float" office:value="4270000">
            <text:p>4.27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6">
            <text:p>0.6</text:p>
          </table:table-cell>
          <table:table-cell office:value-type="float" office:value="2240000">
            <text:p>2.24E+006</text:p>
          </table:table-cell>
          <table:table-cell office:value-type="float" office:value="3740000">
            <text:p>3.74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.8">
            <text:p>1.8</text:p>
          </table:table-cell>
          <table:table-cell office:value-type="float" office:value="6490000">
            <text:p>6.49E+006</text:p>
          </table:table-cell>
          <table:table-cell office:value-type="float" office:value="3610000">
            <text:p>3.61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.6">
            <text:p>2.6</text:p>
          </table:table-cell>
          <table:table-cell office:value-type="float" office:value="9650000">
            <text:p>9.65E+006</text:p>
          </table:table-cell>
          <table:table-cell office:value-type="float" office:value="3710000">
            <text:p>3.71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.1">
            <text:p>5.1</text:p>
          </table:table-cell>
          <table:table-cell office:value-type="float" office:value="18600000">
            <text:p>1.86E+007</text:p>
          </table:table-cell>
          <table:table-cell office:value-type="float" office:value="3650000">
            <text:p>3.65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1.4">
            <text:p>11.4</text:p>
          </table:table-cell>
          <table:table-cell office:value-type="float" office:value="40600000">
            <text:p>4.06E+007</text:p>
          </table:table-cell>
          <table:table-cell office:value-type="float" office:value="3560000">
            <text:p>3.56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1">
            <text:p>0.1</text:p>
          </table:table-cell>
          <table:table-cell office:value-type="float" office:value="368000">
            <text:p>3.68E+005</text:p>
          </table:table-cell>
          <table:table-cell office:value-type="float" office:value="3680000">
            <text:p>3.68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769000">
            <text:p>7.69E+005</text:p>
          </table:table-cell>
          <table:table-cell office:value-type="float" office:value="3840000">
            <text:p>3.84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4">
            <text:p>0.4</text:p>
          </table:table-cell>
          <table:table-cell office:value-type="float" office:value="1660000">
            <text:p>1.66E+006</text:p>
          </table:table-cell>
          <table:table-cell office:value-type="float" office:value="4150000">
            <text:p>4.15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.1">
            <text:p>1.1</text:p>
          </table:table-cell>
          <table:table-cell office:value-type="float" office:value="4240000">
            <text:p>4.24E+006</text:p>
          </table:table-cell>
          <table:table-cell office:value-type="float" office:value="3860000">
            <text:p>3.86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.6">
            <text:p>1.6</text:p>
          </table:table-cell>
          <table:table-cell office:value-type="float" office:value="6090000">
            <text:p>6.09E+006</text:p>
          </table:table-cell>
          <table:table-cell office:value-type="float" office:value="3800000">
            <text:p>3.80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.2">
            <text:p>2.2</text:p>
          </table:table-cell>
          <table:table-cell office:value-type="float" office:value="7990000">
            <text:p>7.99E+006</text:p>
          </table:table-cell>
          <table:table-cell office:value-type="float" office:value="3630000">
            <text:p>3.63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000000">
            <text:p>1.80E+007</text:p>
          </table:table-cell>
          <table:table-cell office:value-type="float" office:value="3610000">
            <text:p>3.61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9600000">
            <text:p>3.96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1">
            <text:p>0.1</text:p>
          </table:table-cell>
          <table:table-cell office:value-type="float" office:value="369000">
            <text:p>3.69E+005</text:p>
          </table:table-cell>
          <table:table-cell office:value-type="float" office:value="3690000">
            <text:p>3.69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768000">
            <text:p>7.68E+005</text:p>
          </table:table-cell>
          <table:table-cell office:value-type="float" office:value="3840000">
            <text:p>3.84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4">
            <text:p>0.4</text:p>
          </table:table-cell>
          <table:table-cell office:value-type="float" office:value="1650000">
            <text:p>1.65E+006</text:p>
          </table:table-cell>
          <table:table-cell office:value-type="float" office:value="4140000">
            <text:p>4.14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.1">
            <text:p>1.1</text:p>
          </table:table-cell>
          <table:table-cell office:value-type="float" office:value="4180000">
            <text:p>4.18E+006</text:p>
          </table:table-cell>
          <table:table-cell office:value-type="float" office:value="3800000">
            <text:p>3.80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.7">
            <text:p>1.7</text:p>
          </table:table-cell>
          <table:table-cell office:value-type="float" office:value="6380000">
            <text:p>6.38E+006</text:p>
          </table:table-cell>
          <table:table-cell office:value-type="float" office:value="3760000">
            <text:p>3.76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.8">
            <text:p>2.8</text:p>
          </table:table-cell>
          <table:table-cell office:value-type="float" office:value="10200000">
            <text:p>1.02E+007</text:p>
          </table:table-cell>
          <table:table-cell office:value-type="float" office:value="3650000">
            <text:p>3.65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.1">
            <text:p>5.1</text:p>
          </table:table-cell>
          <table:table-cell office:value-type="float" office:value="18500000">
            <text:p>1.85E+007</text:p>
          </table:table-cell>
          <table:table-cell office:value-type="float" office:value="3630000">
            <text:p>3.63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9500000">
            <text:p>3.95E+007</text:p>
          </table:table-cell>
          <table:table-cell office:value-type="float" office:value="3590000">
            <text:p>3.59E+006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">
          <table:table-cell office:value-type="string">
            <text:p>Potencia</text:p>
          </table:table-cell>
          <table:table-cell office:value-type="string">
            <text:p>Tamanho do vetor</text:p>
          </table:table-cell>
          <table:table-cell office:value-type="string">
            <text:p>Threads</text:p>
          </table:table-cell>
          <table:table-cell office:value-type="string">
            <text:p>Peso threads</text:p>
          </table:table-cell>
          <table:table-cell office:value-type="string">
            <text:p>Tempo em ms</text:p>
          </table:table-cell>
          <table:table-cell table:style-name="Default" office:value-type="string">
            <text:p>Clock</text:p>
          </table:table-cell>
          <table:table-cell table:style-name="Default" office:value-type="string">
            <text:p>Clock/temp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63000">
            <text:p>1.63E+005</text:p>
          </table:table-cell>
          <table:table-cell office:value-type="float" office:value="3250000">
            <text:p>3.25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572000">
            <text:p>5.72E+005</text:p>
          </table:table-cell>
          <table:table-cell office:value-type="float" office:value="3820000">
            <text:p>3.82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843000">
            <text:p>8.43E+005</text:p>
          </table:table-cell>
          <table:table-cell office:value-type="float" office:value="3660000">
            <text:p>3.66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680000">
            <text:p>1.68E+006</text:p>
          </table:table-cell>
          <table:table-cell office:value-type="float" office:value="3650000">
            <text:p>3.65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table:number-columns-repeated="3" office:value-type="float" office:value="1">
            <text:p>1</text:p>
          </table:table-cell>
          <table:table-cell office:value-type="float" office:value="3550000">
            <text:p>3.55E+006</text:p>
          </table:table-cell>
          <table:table-cell office:value-type="float" office:value="3620000">
            <text:p>3.62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1">
            <text:p>1</text:p>
          </table:table-cell>
          <table:table-cell office:value-type="float" office:value="2.1">
            <text:p>2.1</text:p>
          </table:table-cell>
          <table:table-cell office:value-type="float" office:value="7630000">
            <text:p>7.63E+006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1">
            <text:p>1</text:p>
          </table:table-cell>
          <table:table-cell office:value-type="float" office:value="4.9">
            <text:p>4.9</text:p>
          </table:table-cell>
          <table:table-cell office:value-type="float" office:value="17700000">
            <text:p>1.77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1">
            <text:p>1</text:p>
          </table:table-cell>
          <table:table-cell office:value-type="float" office:value="10.5">
            <text:p>10.5</text:p>
          </table:table-cell>
          <table:table-cell office:value-type="float" office:value="37700000">
            <text:p>3.77E+007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.2">
            <text:p>21.2</text:p>
          </table:table-cell>
          <table:table-cell office:value-type="float" office:value="76000000">
            <text:p>7.60E+007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3.7">
            <text:p>43.7</text:p>
          </table:table-cell>
          <table:table-cell office:value-type="float" office:value="157000000">
            <text:p>1.57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5.8">
            <text:p>85.8</text:p>
          </table:table-cell>
          <table:table-cell office:value-type="float" office:value="308000000">
            <text:p>3.08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5.7">
            <text:p>175.7</text:p>
          </table:table-cell>
          <table:table-cell office:value-type="float" office:value="631000000">
            <text:p>6.31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9.7">
            <text:p>349.7</text:p>
          </table:table-cell>
          <table:table-cell office:value-type="float" office:value="1260000000">
            <text:p>1.26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98.6">
            <text:p>698.6</text:p>
          </table:table-cell>
          <table:table-cell office:value-type="float" office:value="2510000000">
            <text:p>2.51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24.7">
            <text:p>1424.7</text:p>
          </table:table-cell>
          <table:table-cell office:value-type="float" office:value="5120000000">
            <text:p>5.12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92.5">
            <text:p>2792.5</text:p>
          </table:table-cell>
          <table:table-cell office:value-type="float" office:value="10000000000">
            <text:p>1.00E+010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.2">
            <text:p>17.2</text:p>
          </table:table-cell>
          <table:table-cell office:value-type="float" office:value="61800000">
            <text:p>6.18E+007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7.5">
            <text:p>47.5</text:p>
          </table:table-cell>
          <table:table-cell office:value-type="float" office:value="171000000">
            <text:p>1.71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4.3">
            <text:p>94.3</text:p>
          </table:table-cell>
          <table:table-cell office:value-type="float" office:value="338000000">
            <text:p>3.38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9.7">
            <text:p>189.7</text:p>
          </table:table-cell>
          <table:table-cell office:value-type="float" office:value="681000000">
            <text:p>6.81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1400000000">
            <text:p>1.40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61.7">
            <text:p>761.7</text:p>
          </table:table-cell>
          <table:table-cell office:value-type="float" office:value="2740000000">
            <text:p>2.74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10">
            <text:p>1510</text:p>
          </table:table-cell>
          <table:table-cell office:value-type="float" office:value="5420000000">
            <text:p>5.42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54.7">
            <text:p>3154.7</text:p>
          </table:table-cell>
          <table:table-cell office:value-type="float" office:value="11300000000">
            <text:p>1.13E+010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8">
            <text:p>9.8</text:p>
          </table:table-cell>
          <table:table-cell office:value-type="float" office:value="35200000">
            <text:p>3.52E+007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.3">
            <text:p>19.3</text:p>
          </table:table-cell>
          <table:table-cell office:value-type="float" office:value="69100000">
            <text:p>6.91E+007</text:p>
          </table:table-cell>
          <table:table-cell office:value-type="float" office:value="3580000">
            <text:p>3.58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44000000">
            <text:p>1.44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1.2">
            <text:p>81.2</text:p>
          </table:table-cell>
          <table:table-cell office:value-type="float" office:value="291000000">
            <text:p>2.91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5.9">
            <text:p>155.9</text:p>
          </table:table-cell>
          <table:table-cell office:value-type="float" office:value="560000000">
            <text:p>5.60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31.4">
            <text:p>331.4</text:p>
          </table:table-cell>
          <table:table-cell office:value-type="float" office:value="1190000000">
            <text:p>1.19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2240000000">
            <text:p>2.24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4.6">
            <text:p>1284.6</text:p>
          </table:table-cell>
          <table:table-cell office:value-type="float" office:value="4610000000">
            <text:p>4.61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8800000">
            <text:p>2.88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8300000">
            <text:p>6.83E+007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2">
            <text:p>2</text:p>
          </table:table-cell>
          <table:table-cell office:value-type="float" office:value="43.3">
            <text:p>43.3</text:p>
          </table:table-cell>
          <table:table-cell office:value-type="float" office:value="155000000">
            <text:p>1.55E+008</text:p>
          </table:table-cell>
          <table:table-cell office:value-type="float" office:value="3580000">
            <text:p>3.58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2">
            <text:p>2</text:p>
          </table:table-cell>
          <table:table-cell office:value-type="float" office:value="88.3">
            <text:p>88.3</text:p>
          </table:table-cell>
          <table:table-cell office:value-type="float" office:value="317000000">
            <text:p>3.17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2">
            <text:p>2</text:p>
          </table:table-cell>
          <table:table-cell office:value-type="float" office:value="180.3">
            <text:p>180.3</text:p>
          </table:table-cell>
          <table:table-cell office:value-type="float" office:value="647000000">
            <text:p>6.47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2">
            <text:p>2</text:p>
          </table:table-cell>
          <table:table-cell office:value-type="float" office:value="353.3">
            <text:p>353.3</text:p>
          </table:table-cell>
          <table:table-cell office:value-type="float" office:value="1270000000">
            <text:p>1.27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2">
            <text:p>2</text:p>
          </table:table-cell>
          <table:table-cell office:value-type="float" office:value="707.6">
            <text:p>707.6</text:p>
          </table:table-cell>
          <table:table-cell office:value-type="float" office:value="2540000000">
            <text:p>2.54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2">
            <text:p>2</text:p>
          </table:table-cell>
          <table:table-cell office:value-type="float" office:value="1439.5">
            <text:p>1439.5</text:p>
          </table:table-cell>
          <table:table-cell office:value-type="float" office:value="5170000000">
            <text:p>5.17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9">
            <text:p>2.9</text:p>
          </table:table-cell>
          <table:table-cell office:value-type="float" office:value="10600000">
            <text:p>1.06E+007</text:p>
          </table:table-cell>
          <table:table-cell office:value-type="float" office:value="3650000">
            <text:p>3.65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.8">
            <text:p>6.8</text:p>
          </table:table-cell>
          <table:table-cell office:value-type="float" office:value="24500000">
            <text:p>2.45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.7">
            <text:p>16.7</text:p>
          </table:table-cell>
          <table:table-cell office:value-type="float" office:value="60000000">
            <text:p>6.00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4.7">
            <text:p>44.7</text:p>
          </table:table-cell>
          <table:table-cell office:value-type="float" office:value="161000000">
            <text:p>1.61E+008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7.9">
            <text:p>97.9</text:p>
          </table:table-cell>
          <table:table-cell office:value-type="float" office:value="351000000">
            <text:p>3.51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98.3">
            <text:p>198.3</text:p>
          </table:table-cell>
          <table:table-cell office:value-type="float" office:value="712000000">
            <text:p>7.12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90.9">
            <text:p>390.9</text:p>
          </table:table-cell>
          <table:table-cell office:value-type="float" office:value="1400000000">
            <text:p>1.40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61.3">
            <text:p>761.3</text:p>
          </table:table-cell>
          <table:table-cell office:value-type="float" office:value="2730000000">
            <text:p>2.73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5160000">
            <text:p>5.16E+006</text:p>
          </table:table-cell>
          <table:table-cell office:value-type="float" office:value="3690000">
            <text:p>3.69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office:value-type="float" office:value="9320000">
            <text:p>9.32E+006</text:p>
          </table:table-cell>
          <table:table-cell office:value-type="float" office:value="3580000">
            <text:p>3.58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.5">
            <text:p>5.5</text:p>
          </table:table-cell>
          <table:table-cell office:value-type="float" office:value="19900000">
            <text:p>1.99E+007</text:p>
          </table:table-cell>
          <table:table-cell office:value-type="float" office:value="3620000">
            <text:p>3.62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.1">
            <text:p>10.1</text:p>
          </table:table-cell>
          <table:table-cell office:value-type="float" office:value="36300000">
            <text:p>3.63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.5">
            <text:p>20.5</text:p>
          </table:table-cell>
          <table:table-cell office:value-type="float" office:value="73400000">
            <text:p>7.34E+007</text:p>
          </table:table-cell>
          <table:table-cell office:value-type="float" office:value="3580000">
            <text:p>3.58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9.9">
            <text:p>39.9</text:p>
          </table:table-cell>
          <table:table-cell office:value-type="float" office:value="143000000">
            <text:p>1.43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4.6">
            <text:p>84.6</text:p>
          </table:table-cell>
          <table:table-cell office:value-type="float" office:value="304000000">
            <text:p>3.04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8.4">
            <text:p>168.4</text:p>
          </table:table-cell>
          <table:table-cell office:value-type="float" office:value="605000000">
            <text:p>6.05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4170000">
            <text:p>4.17E+006</text:p>
          </table:table-cell>
          <table:table-cell office:value-type="float" office:value="3790000">
            <text:p>3.79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8660000">
            <text:p>8.66E+006</text:p>
          </table:table-cell>
          <table:table-cell office:value-type="float" office:value="3610000">
            <text:p>3.61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.3">
            <text:p>7.3</text:p>
          </table:table-cell>
          <table:table-cell office:value-type="float" office:value="26400000">
            <text:p>2.64E+007</text:p>
          </table:table-cell>
          <table:table-cell office:value-type="float" office:value="3620000">
            <text:p>3.62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.6">
            <text:p>15.6</text:p>
          </table:table-cell>
          <table:table-cell office:value-type="float" office:value="56200000">
            <text:p>5.62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.4">
            <text:p>45.4</text:p>
          </table:table-cell>
          <table:table-cell office:value-type="float" office:value="163000000">
            <text:p>1.63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2.3">
            <text:p>92.3</text:p>
          </table:table-cell>
          <table:table-cell office:value-type="float" office:value="331000000">
            <text:p>3.31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90.2">
            <text:p>190.2</text:p>
          </table:table-cell>
          <table:table-cell office:value-type="float" office:value="683000000">
            <text:p>6.83E+008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68.6">
            <text:p>368.6</text:p>
          </table:table-cell>
          <table:table-cell office:value-type="float" office:value="1320000000">
            <text:p>1.32E+009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4">
            <text:p>4</text:p>
          </table:table-cell>
          <table:table-cell office:value-type="float" office:value="0.3">
            <text:p>0.3</text:p>
          </table:table-cell>
          <table:table-cell office:value-type="float" office:value="1330000">
            <text:p>1.33E+006</text:p>
          </table:table-cell>
          <table:table-cell office:value-type="float" office:value="4430000">
            <text:p>4.43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2330000">
            <text:p>2.33E+006</text:p>
          </table:table-cell>
          <table:table-cell office:value-type="float" office:value="3880000">
            <text:p>3.88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5550000">
            <text:p>5.55E+006</text:p>
          </table:table-cell>
          <table:table-cell office:value-type="float" office:value="3700000">
            <text:p>3.70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4">
            <text:p>4</text:p>
          </table:table-cell>
          <table:table-cell office:value-type="float" office:value="2.3">
            <text:p>2.3</text:p>
          </table:table-cell>
          <table:table-cell office:value-type="float" office:value="8610000">
            <text:p>8.61E+006</text:p>
          </table:table-cell>
          <table:table-cell office:value-type="float" office:value="3740000">
            <text:p>3.74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4">
            <text:p>4</text:p>
          </table:table-cell>
          <table:table-cell office:value-type="float" office:value="6.6">
            <text:p>6.6</text:p>
          </table:table-cell>
          <table:table-cell office:value-type="float" office:value="23700000">
            <text:p>2.37E+007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4">
            <text:p>4</text:p>
          </table:table-cell>
          <table:table-cell office:value-type="float" office:value="10.8">
            <text:p>10.8</text:p>
          </table:table-cell>
          <table:table-cell office:value-type="float" office:value="39000000">
            <text:p>3.90E+007</text:p>
          </table:table-cell>
          <table:table-cell office:value-type="float" office:value="3610000">
            <text:p>3.61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4">
            <text:p>4</text:p>
          </table:table-cell>
          <table:table-cell office:value-type="float" office:value="21.4">
            <text:p>21.4</text:p>
          </table:table-cell>
          <table:table-cell office:value-type="float" office:value="77000000">
            <text:p>7.70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4">
            <text:p>4</text:p>
          </table:table-cell>
          <table:table-cell office:value-type="float" office:value="35.2">
            <text:p>35.2</text:p>
          </table:table-cell>
          <table:table-cell office:value-type="float" office:value="127000000">
            <text:p>1.27E+008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office:value-type="float" office:value="367000">
            <text:p>3.67E+005</text:p>
          </table:table-cell>
          <table:table-cell office:value-type="float" office:value="3670000">
            <text:p>3.67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780000">
            <text:p>7.80E+005</text:p>
          </table:table-cell>
          <table:table-cell office:value-type="float" office:value="3900000">
            <text:p>3.90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1640000">
            <text:p>1.64E+006</text:p>
          </table:table-cell>
          <table:table-cell office:value-type="float" office:value="4100000">
            <text:p>4.10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9">
            <text:p>0.9</text:p>
          </table:table-cell>
          <table:table-cell office:value-type="float" office:value="3330000">
            <text:p>3.33E+006</text:p>
          </table:table-cell>
          <table:table-cell office:value-type="float" office:value="3700000">
            <text:p>3.70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6800000">
            <text:p>6.80E+006</text:p>
          </table:table-cell>
          <table:table-cell office:value-type="float" office:value="3780000">
            <text:p>3.78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0700000">
            <text:p>1.07E+007</text:p>
          </table:table-cell>
          <table:table-cell office:value-type="float" office:value="3680000">
            <text:p>3.68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.5">
            <text:p>7.5</text:p>
          </table:table-cell>
          <table:table-cell office:value-type="float" office:value="27000000">
            <text:p>2.70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7.6">
            <text:p>17.6</text:p>
          </table:table-cell>
          <table:table-cell office:value-type="float" office:value="63500000">
            <text:p>6.35E+007</text:p>
          </table:table-cell>
          <table:table-cell office:value-type="float" office:value="3610000">
            <text:p>3.61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office:value-type="float" office:value="643000">
            <text:p>6.43E+005</text:p>
          </table:table-cell>
          <table:table-cell office:value-type="float" office:value="6430000">
            <text:p>6.43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1290000">
            <text:p>1.29E+006</text:p>
          </table:table-cell>
          <table:table-cell office:value-type="float" office:value="4310000">
            <text:p>4.31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8">
            <text:p>0.8</text:p>
          </table:table-cell>
          <table:table-cell office:value-type="float" office:value="3060000">
            <text:p>3.06E+006</text:p>
          </table:table-cell>
          <table:table-cell office:value-type="float" office:value="3820000">
            <text:p>3.82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.4">
            <text:p>1.4</text:p>
          </table:table-cell>
          <table:table-cell office:value-type="float" office:value="5030000">
            <text:p>5.03E+006</text:p>
          </table:table-cell>
          <table:table-cell office:value-type="float" office:value="3590000">
            <text:p>3.59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100000">
            <text:p>1.81E+007</text:p>
          </table:table-cell>
          <table:table-cell office:value-type="float" office:value="3610000">
            <text:p>3.61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.6">
            <text:p>6.6</text:p>
          </table:table-cell>
          <table:table-cell office:value-type="float" office:value="23900000">
            <text:p>2.39E+007</text:p>
          </table:table-cell>
          <table:table-cell office:value-type="float" office:value="3620000">
            <text:p>3.62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.9">
            <text:p>15.9</text:p>
          </table:table-cell>
          <table:table-cell office:value-type="float" office:value="57000000">
            <text:p>5.70E+007</text:p>
          </table:table-cell>
          <table:table-cell office:value-type="float" office:value="3580000">
            <text:p>3.58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4.7">
            <text:p>24.7</text:p>
          </table:table-cell>
          <table:table-cell office:value-type="float" office:value="88900000">
            <text:p>8.89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office:value-type="float" office:value="393000">
            <text:p>3.93E+005</text:p>
          </table:table-cell>
          <table:table-cell office:value-type="float" office:value="3930000">
            <text:p>3.93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771000">
            <text:p>7.71E+005</text:p>
          </table:table-cell>
          <table:table-cell office:value-type="float" office:value="3860000">
            <text:p>3.86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4">
            <text:p>0.4</text:p>
          </table:table-cell>
          <table:table-cell office:value-type="float" office:value="1640000">
            <text:p>1.64E+006</text:p>
          </table:table-cell>
          <table:table-cell office:value-type="float" office:value="4100000">
            <text:p>4.10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.1">
            <text:p>1.1</text:p>
          </table:table-cell>
          <table:table-cell office:value-type="float" office:value="4110000">
            <text:p>4.11E+006</text:p>
          </table:table-cell>
          <table:table-cell office:value-type="float" office:value="3740000">
            <text:p>3.74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.7">
            <text:p>1.7</text:p>
          </table:table-cell>
          <table:table-cell office:value-type="float" office:value="6130000">
            <text:p>6.13E+006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.3">
            <text:p>2.3</text:p>
          </table:table-cell>
          <table:table-cell office:value-type="float" office:value="8610000">
            <text:p>8.61E+006</text:p>
          </table:table-cell>
          <table:table-cell office:value-type="float" office:value="3740000">
            <text:p>3.74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100000">
            <text:p>1.81E+007</text:p>
          </table:table-cell>
          <table:table-cell office:value-type="float" office:value="3620000">
            <text:p>3.62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.1">
            <text:p>11.1</text:p>
          </table:table-cell>
          <table:table-cell office:value-type="float" office:value="40000000">
            <text:p>4.00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8">
            <text:p>8</text:p>
          </table:table-cell>
          <table:table-cell office:value-type="float" office:value="0.1">
            <text:p>0.1</text:p>
          </table:table-cell>
          <table:table-cell office:value-type="float" office:value="365000">
            <text:p>3.65E+005</text:p>
          </table:table-cell>
          <table:table-cell office:value-type="float" office:value="3650000">
            <text:p>3.65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768000">
            <text:p>7.68E+005</text:p>
          </table:table-cell>
          <table:table-cell office:value-type="float" office:value="3840000">
            <text:p>3.84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8">
            <text:p>8</text:p>
          </table:table-cell>
          <table:table-cell office:value-type="float" office:value="0.4">
            <text:p>0.4</text:p>
          </table:table-cell>
          <table:table-cell office:value-type="float" office:value="1660000">
            <text:p>1.66E+006</text:p>
          </table:table-cell>
          <table:table-cell office:value-type="float" office:value="4150000">
            <text:p>4.15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8">
            <text:p>8</text:p>
          </table:table-cell>
          <table:table-cell office:value-type="float" office:value="1.1">
            <text:p>1.1</text:p>
          </table:table-cell>
          <table:table-cell office:value-type="float" office:value="4190000">
            <text:p>4.19E+006</text:p>
          </table:table-cell>
          <table:table-cell office:value-type="float" office:value="3810000">
            <text:p>3.81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8">
            <text:p>8</text:p>
          </table:table-cell>
          <table:table-cell office:value-type="float" office:value="1.8">
            <text:p>1.8</text:p>
          </table:table-cell>
          <table:table-cell office:value-type="float" office:value="6500000">
            <text:p>6.50E+006</text:p>
          </table:table-cell>
          <table:table-cell office:value-type="float" office:value="3610000">
            <text:p>3.61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8">
            <text:p>8</text:p>
          </table:table-cell>
          <table:table-cell office:value-type="float" office:value="2.6">
            <text:p>2.6</text:p>
          </table:table-cell>
          <table:table-cell office:value-type="float" office:value="9560000">
            <text:p>9.56E+006</text:p>
          </table:table-cell>
          <table:table-cell office:value-type="float" office:value="3680000">
            <text:p>3.68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100000">
            <text:p>1.81E+007</text:p>
          </table:table-cell>
          <table:table-cell office:value-type="float" office:value="3620000">
            <text:p>3.62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9700000">
            <text:p>3.97E+007</text:p>
          </table:table-cell>
          <table:table-cell office:value-type="float" office:value="3610000">
            <text:p>3.61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1">
            <text:p>0.1</text:p>
          </table:table-cell>
          <table:table-cell office:value-type="float" office:value="364000">
            <text:p>3.64E+005</text:p>
          </table:table-cell>
          <table:table-cell office:value-type="float" office:value="3640000">
            <text:p>3.64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778000">
            <text:p>7.78E+005</text:p>
          </table:table-cell>
          <table:table-cell office:value-type="float" office:value="3890000">
            <text:p>3.89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4">
            <text:p>0.4</text:p>
          </table:table-cell>
          <table:table-cell office:value-type="float" office:value="1710000">
            <text:p>1.71E+006</text:p>
          </table:table-cell>
          <table:table-cell office:value-type="float" office:value="4270000">
            <text:p>4.27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6">
            <text:p>0.6</text:p>
          </table:table-cell>
          <table:table-cell office:value-type="float" office:value="2240000">
            <text:p>2.24E+006</text:p>
          </table:table-cell>
          <table:table-cell office:value-type="float" office:value="3740000">
            <text:p>3.74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.8">
            <text:p>1.8</text:p>
          </table:table-cell>
          <table:table-cell office:value-type="float" office:value="6490000">
            <text:p>6.49E+006</text:p>
          </table:table-cell>
          <table:table-cell office:value-type="float" office:value="3610000">
            <text:p>3.61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.6">
            <text:p>2.6</text:p>
          </table:table-cell>
          <table:table-cell office:value-type="float" office:value="9650000">
            <text:p>9.65E+006</text:p>
          </table:table-cell>
          <table:table-cell office:value-type="float" office:value="3710000">
            <text:p>3.71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.1">
            <text:p>5.1</text:p>
          </table:table-cell>
          <table:table-cell office:value-type="float" office:value="18600000">
            <text:p>1.86E+007</text:p>
          </table:table-cell>
          <table:table-cell office:value-type="float" office:value="3650000">
            <text:p>3.65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1.4">
            <text:p>11.4</text:p>
          </table:table-cell>
          <table:table-cell office:value-type="float" office:value="40600000">
            <text:p>4.06E+007</text:p>
          </table:table-cell>
          <table:table-cell office:value-type="float" office:value="3560000">
            <text:p>3.56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1">
            <text:p>0.1</text:p>
          </table:table-cell>
          <table:table-cell office:value-type="float" office:value="368000">
            <text:p>3.68E+005</text:p>
          </table:table-cell>
          <table:table-cell office:value-type="float" office:value="3680000">
            <text:p>3.68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769000">
            <text:p>7.69E+005</text:p>
          </table:table-cell>
          <table:table-cell office:value-type="float" office:value="3840000">
            <text:p>3.84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4">
            <text:p>0.4</text:p>
          </table:table-cell>
          <table:table-cell office:value-type="float" office:value="1660000">
            <text:p>1.66E+006</text:p>
          </table:table-cell>
          <table:table-cell office:value-type="float" office:value="4150000">
            <text:p>4.15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.1">
            <text:p>1.1</text:p>
          </table:table-cell>
          <table:table-cell office:value-type="float" office:value="4240000">
            <text:p>4.24E+006</text:p>
          </table:table-cell>
          <table:table-cell office:value-type="float" office:value="3860000">
            <text:p>3.86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.6">
            <text:p>1.6</text:p>
          </table:table-cell>
          <table:table-cell office:value-type="float" office:value="6090000">
            <text:p>6.09E+006</text:p>
          </table:table-cell>
          <table:table-cell office:value-type="float" office:value="3800000">
            <text:p>3.80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.2">
            <text:p>2.2</text:p>
          </table:table-cell>
          <table:table-cell office:value-type="float" office:value="7990000">
            <text:p>7.99E+006</text:p>
          </table:table-cell>
          <table:table-cell office:value-type="float" office:value="3630000">
            <text:p>3.63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000000">
            <text:p>1.80E+007</text:p>
          </table:table-cell>
          <table:table-cell office:value-type="float" office:value="3610000">
            <text:p>3.61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9600000">
            <text:p>3.96E+007</text:p>
          </table:table-cell>
          <table:table-cell office:value-type="float" office:value="3600000">
            <text:p>3.60E+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1">
            <text:p>0.1</text:p>
          </table:table-cell>
          <table:table-cell office:value-type="float" office:value="369000">
            <text:p>3.69E+005</text:p>
          </table:table-cell>
          <table:table-cell office:value-type="float" office:value="3690000">
            <text:p>3.69E+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768000">
            <text:p>7.68E+005</text:p>
          </table:table-cell>
          <table:table-cell office:value-type="float" office:value="3840000">
            <text:p>3.84E+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4">
            <text:p>0.4</text:p>
          </table:table-cell>
          <table:table-cell office:value-type="float" office:value="1650000">
            <text:p>1.65E+006</text:p>
          </table:table-cell>
          <table:table-cell office:value-type="float" office:value="4140000">
            <text:p>4.14E+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.1">
            <text:p>1.1</text:p>
          </table:table-cell>
          <table:table-cell office:value-type="float" office:value="4180000">
            <text:p>4.18E+006</text:p>
          </table:table-cell>
          <table:table-cell office:value-type="float" office:value="3800000">
            <text:p>3.80E+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.7">
            <text:p>1.7</text:p>
          </table:table-cell>
          <table:table-cell office:value-type="float" office:value="6380000">
            <text:p>6.38E+006</text:p>
          </table:table-cell>
          <table:table-cell office:value-type="float" office:value="3760000">
            <text:p>3.76E+0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.8">
            <text:p>2.8</text:p>
          </table:table-cell>
          <table:table-cell office:value-type="float" office:value="10200000">
            <text:p>1.02E+007</text:p>
          </table:table-cell>
          <table:table-cell office:value-type="float" office:value="3650000">
            <text:p>3.65E+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.1">
            <text:p>5.1</text:p>
          </table:table-cell>
          <table:table-cell office:value-type="float" office:value="18500000">
            <text:p>1.85E+007</text:p>
          </table:table-cell>
          <table:table-cell office:value-type="float" office:value="3630000">
            <text:p>3.63E+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9500000">
            <text:p>3.95E+007</text:p>
          </table:table-cell>
          <table:table-cell office:value-type="float" office:value="3590000">
            <text:p>3.59E+006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2.A1:Sheet2.G12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11/13/2013</text:date>, <text:time>20:0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3T09:08:12</meta:creation-date>
    <dc:date>2013-11-13T20:05:29</dc:date>
    <meta:editing-duration>PT10H20M41S</meta:editing-duration>
    <meta:editing-cycles>14</meta:editing-cycles>
    <meta:generator>LibreOffice/3.4$Unix LibreOffice_project/340m1$Build-502</meta:generator>
    <meta:document-statistic meta:table-count="3" meta:cell-count="1934" meta:object-count="0"/>
  </office:meta>
</office:document-meta>
</file>